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margin-left="0in" fo:margin-right="0in" fo:line-height="200%" fo:text-indent="0.5in" style:auto-text-indent="false"/>
    </style:style>
    <style:style style:name="P6" style:family="paragraph" style:parent-style-name="Standard">
      <style:paragraph-properties fo:margin-left="0.5in" fo:margin-right="0in" fo:line-height="200%" fo:text-indent="-0.5in" style:auto-text-indent="false"/>
    </style:style>
    <style:style style:name="P7" style:family="paragraph" style:parent-style-name="Standard" style:master-page-name="Standard">
      <style:paragraph-properties style:page-number="auto"/>
    </style:style>
    <style:style style:name="T1" style:family="text">
      <style:text-properties fo:font-style="italic" style:font-style-asian="italic"/>
    </style:style>
    <style:style style:name="T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herry L. Deno</text:p>
      <text:p text:style-name="P2"/>
      <text:p text:style-name="P2">“Philosophy of Mathematics Teaching: </text:p>
      <text:p text:style-name="P2">A Work in Progress”</text:p>
      <text:p text:style-name="P2">(First Draft)</text:p>
      <text:p text:style-name="P2"/>
      <text:p text:style-name="P2">September 6, 2009</text:p>
      <text:p text:style-name="P2"/>
      <text:p text:style-name="P2">Professor: Steve Adkins, Ph.D.</text:p>
      <text:p text:style-name="P2"/>
      <text:p text:style-name="P2">MAE 4330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tab/>The purpose of this pre-philosophy statement for teaching mathematics is to provide a view of best practices and thought from my perspective at the beginning of this course, Teaching Methods in Secondary School Mathematics. <text:s text:c="2"/>A post-philosophy statement will be written at the conclusion of this course to reflect my positive gains in mathematical teaching methods and thought. <text:s/>(Cue questions may be deleted in post statement.)</text:p>
      <text:p text:style-name="P5">What is mathematics? <text:s/>Mathematics is usually defined as a science. <text:s/>For example, Robert Blitzer from Thinking Mathematically, 2005, states that “Mathematics is a science that helps us recognize, classify and explore the hidden patterns of our universe.” <text:s/>While I certainly agree with Blitzer, (and like his textbooks), I believe mathematics is both a science and an art. <text:s/>The art is applied with the incorporation of critical thinking. <text:s/>When I was a secondary student, I believed that math was just pulling out the key words from a word problem, symbolizing them into a mathematical equation, and then solving the problem by completing the equation. <text:s/>Finally, I would check my answer (back of the book) to see if it was correct. <text:s/>It was not until I was taking a junior level economics course that I realized the importance of analyzing the problem for different options and then evaluating the possible outcomes of those options. <text:s/>It was during that economics class that I had my “aha” moment that made me realize why I been taking so many math courses – to train my brain to problem solve and to think critically. <text:s/>In other words, I believe that critical thinking is an art and that it should be taught in all secondary mathematics courses. <text:s/>(This view will most likely be corrected and/or revised in my post statement.)</text:p>
      <text:p text:style-name="P5">What mathematics is appropriate for secondary school students to learn? <text:s/>I believe that all secondary students should be learning mathematical representation: logic and reasoning; mathematical connections and error identification; number sense, concepts and operations; algebraic thinking; data analysis and probability; geometry and spatial sense; and measurement. <text:s/><text:soft-page-break/>Also, all high school students should be at least introduced to basic concepts in advanced courses such as calculus. <text:s/>Each course should further develop students as problem solvers and critical thinkers. <text:s/>Various teaching methods should be implemented such as modeling, discussion, differentiated learning, cooperative learning, as well as, skill and drill. <text:s/>I believe that homework is a must for mathematics students. <text:s/>I have yet to discover what an <text:span text:style-name="T1">appropriate</text:span> amount of math homework might be for students.</text:p>
      <text:p text:style-name="P5">What should be the goals for secondary mathematics education? <text:s/>There should be two national goals: one should be to develop more brilliant scientists, engineers, economists, and business leaders that can move this great country of ours forward. <text:s/>Mathematics is a critical component to all of these fields; another goal should be to develop each individual student’s mathematical skills to the best of his or her ability in an effort to give each student a critical component of being the most productive member of our society that they can be, regardless of the career path they choose. <text:s/>Of course, in addition to the mathematic application skills, problem solving and critical thinking should be the underlying themes. <text:s/></text:p>
      <text:p text:style-name="P5">What do you feel is critical in teaching mathematics? It is essential that students understand that business and industry have been searching for new hires that have problem solving abilities for quite a while, and will require a greater ability level in the near future. <text:s/>I feel that as an educator it is my responsibility to not only teach students the features of mathematics, but also, the benefits, as well as, what will be required of them to obtain gainful employment. <text:s/>I will have to give them an understanding of how math trains their brain for problem solving. <text:s/>Also, I will have to make sure that connections are made to real life application – answering the questions such as “When will I use this?” and “Why would I use this.” <text:s/>I will have to make sure that my students make the connections between specific math concepts and careers in which <text:soft-page-break/>those concepts are applied. <text:s text:c="2"/>My goals are to instill an appreciation of math and its application, develop each student’s math skills and math “confidence,” and foster the framework for developing problem solving and critical thinking skills.</text:p>
      <text:p text:style-name="P5">What forms of assessment should be used to best reflect student learning? <text:s/>I would like to employ several forms of formative and summative assessments for each student such as: student projects that apply mathematics to real world issues; assessments that include problems that have more than one answer and/or way to solve it (student would have to evaluate each option for solving problem); and also, drill and skills. <text:s/>Therefore, I believe that a variety of assessments should be given: individual in class assignments, group assignments, homework, projects, class discussions, and formal tests.</text:p>
      <text:p text:style-name="P5">Where do equity and technology fit into your philosophy? If anything, I am more than fair. <text:s/>The only time it comes into question in my classroom, is when a student is trying to take advantage of a situation and give him/her an unfair advantage. <text:s/>Technology is very important in my classroom. <text:s/>I incorporate technology into the learning and assessment process in an effort to keep my students technologically competitive and enhance their learning experience.</text:p>
      <text:p text:style-name="P5"/>
      <text:p text:style-name="P5"/>
      <text:p text:style-name="P5"/>
      <text:p text:style-name="P5"/>
      <text:p text:style-name="P5"/>
      <text:p text:style-name="P5"/>
      <text:p text:style-name="P5"/>
      <text:p text:style-name="P4"/>
      <text:p text:style-name="P4"><text:soft-page-break/>Reference</text:p>
      <text:p text:style-name="P3">Blitzer, R. (2005). <text:span text:style-name="T1">Thinking Mathematically, Third Edition</text:span>. Upper Saddle River, New Jersey: Pearson Prentice Hall, a division of Pearson Education, Inc.</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ext:p text:style-name="MP1"><text:tab/><text:tab/>Philosophy Statement <text:span text:style-name="Page_20_Number"><text:page-number text:select-page="current">5</text:page-number></text:span> <text:s text:c="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of Mathematics Teaching:</dc:title>
    <meta:initial-creator> </meta:initial-creator>
    <meta:creation-date>2009-09-16T14:43:00</meta:creation-date>
    <dc:creator>Edison College</dc:creator>
    <dc:date>2009-09-16T14:43:00</dc:date>
    <meta:print-date>2009-09-07T20:15:00</meta:print-date>
    <meta:editing-cycles>2</meta:editing-cycles>
    <meta:editing-duration>P15824DT17H31M44S</meta:editing-duration>
    <meta:generator>LibreOffice/4.1.4.2$Windows_x86 LibreOffice_project/0a0440ccc0227ad9829de5f46be37cfb6edcf72</meta:generator>
    <meta:document-statistic meta:table-count="0" meta:image-count="0" meta:object-count="0" meta:page-count="5" meta:paragraph-count="17" meta:word-count="923" meta:character-count="5830" meta:non-whitespace-character-count="4878"/>
  </office:meta>
</office:document-meta>
</file>